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0C9E78F8584FB09AC17.png" manifest:media-type="image/png"/>
  <manifest:file-entry manifest:full-path="Pictures/1000020100000389000000D37B3BC5F9269EF654.png" manifest:media-type="image/png"/>
  <manifest:file-entry manifest:full-path="Pictures/10000201000002AF0000011FCB4C729C90795F29.png" manifest:media-type="image/png"/>
  <manifest:file-entry manifest:full-path="Pictures/10000201000002B00000014A40EA6EDC33544091.png" manifest:media-type="image/png"/>
  <manifest:file-entry manifest:full-path="Pictures/1000020100000349000000FF1B90702B1E38AC37.png" manifest:media-type="image/png"/>
  <manifest:file-entry manifest:full-path="Pictures/100000000000020D000000FAEB75290811E88CD3.png" manifest:media-type="image/png"/>
  <manifest:file-entry manifest:full-path="Pictures/10000201000002DE00000147947B4B1191F732D1.png" manifest:media-type="image/png"/>
  <manifest:file-entry manifest:full-path="Pictures/10000201000002B20000020D178A50C0D9E031CF.png" manifest:media-type="image/png"/>
  <manifest:file-entry manifest:full-path="Pictures/10000201000002E70000025E45F2F98BA9E3E84A.png" manifest:media-type="image/png"/>
  <manifest:file-entry manifest:full-path="Pictures/1000020100000208000000B06BF399292101F5D2.png" manifest:media-type="image/png"/>
  <manifest:file-entry manifest:full-path="Pictures/10000201000001C800000098C58B52F91536C2B3.png" manifest:media-type="image/png"/>
  <manifest:file-entry manifest:full-path="Pictures/100002010000014E000001DAB133C92601575034.png" manifest:media-type="image/png"/>
  <manifest:file-entry manifest:full-path="Pictures/100002010000024200000112DABF523CA198E864.png" manifest:media-type="image/png"/>
  <manifest:file-entry manifest:full-path="Pictures/10000000000002290000027770985A41CE4D143A.png" manifest:media-type="image/png"/>
  <manifest:file-entry manifest:full-path="Pictures/10000000000002C5000000F0C0AC4064278FF7D3.png" manifest:media-type="image/png"/>
  <manifest:file-entry manifest:full-path="Pictures/1000020100000177000001B9DBDED386D676086A.png" manifest:media-type="image/png"/>
  <manifest:file-entry manifest:full-path="Pictures/10000201000004A1000002A5B40A8703B6374FF2.png" manifest:media-type="image/png"/>
  <manifest:file-entry manifest:full-path="Pictures/10000201000000E60000004C4F39173A445DBCA9.png" manifest:media-type="image/png"/>
  <manifest:file-entry manifest:full-path="Pictures/100002010000029C000002141EB6460DEF8787D2.png" manifest:media-type="image/png"/>
  <manifest:file-entry manifest:full-path="Pictures/10000201000001A300000178DE6A7C71F15772C9.png" manifest:media-type="image/png"/>
  <manifest:file-entry manifest:full-path="Pictures/10000201000002560000017FB0785808356EDC0E.png" manifest:media-type="image/png"/>
  <manifest:file-entry manifest:full-path="Pictures/100002010000010800000146EB1C5A7EDBCAC919.png" manifest:media-type="image/png"/>
  <manifest:file-entry manifest:full-path="Pictures/10000201000001B4000001C588E7EC73E0F34908.png" manifest:media-type="image/png"/>
  <manifest:file-entry manifest:full-path="Pictures/1000020100000143000001DDF64742AF7755E672.png" manifest:media-type="image/png"/>
  <manifest:file-entry manifest:full-path="Pictures/10000201000000B600000062C3EB9B32F887B0D2.png" manifest:media-type="image/png"/>
  <manifest:file-entry manifest:full-path="Pictures/10000201000000DC000000F42B72DD6A8CFBA78F.png" manifest:media-type="image/png"/>
  <manifest:file-entry manifest:full-path="Pictures/10000201000003560000026FBBE950830D2BE86D.png" manifest:media-type="image/png"/>
  <manifest:file-entry manifest:full-path="Pictures/10000201000002E30000009A19E733C493CF645A.png" manifest:media-type="image/png"/>
  <manifest:file-entry manifest:full-path="Pictures/10000201000002B300000178CCCE17210EFA8D46.png" manifest:media-type="image/png"/>
  <manifest:file-entry manifest:full-path="Pictures/100002010000034C0000020CC32462877ADA9719.png" manifest:media-type="image/png"/>
  <manifest:file-entry manifest:full-path="Pictures/1000020100000253000000D6837C2898A3C03F26.png" manifest:media-type="image/png"/>
  <manifest:file-entry manifest:full-path="Pictures/10000000000000C2000000478A9B4F5348E79FAC.png" manifest:media-type="image/png"/>
  <manifest:file-entry manifest:full-path="Pictures/10000201000001D70000009747F5F1FD5D61D572.png" manifest:media-type="image/png"/>
  <manifest:file-entry manifest:full-path="Pictures/1000020100000177000001B9F516FC89484F998F.png" manifest:media-type="image/png"/>
  <manifest:file-entry manifest:full-path="Pictures/10000201000003D4000002814AC7640581BD32B7.png" manifest:media-type="image/png"/>
  <manifest:file-entry manifest:full-path="Pictures/1000020100000388000001A7328B0BB70E78AFB7.png" manifest:media-type="image/png"/>
  <manifest:file-entry manifest:full-path="Pictures/10000201000001E10000011AB5B9BB8C3C14F351.png" manifest:media-type="image/png"/>
  <manifest:file-entry manifest:full-path="Pictures/10000201000001C90000007BC0D3D516BAD1944A.png" manifest:media-type="image/png"/>
  <manifest:file-entry manifest:full-path="Pictures/10000201000002FF00000263D8A98BDA8A09D140.png" manifest:media-type="image/png"/>
  <manifest:file-entry manifest:full-path="Pictures/100002010000020E000000BE6311A59F049880E6.png" manifest:media-type="image/png"/>
  <manifest:file-entry manifest:full-path="Pictures/100000000000013200000135C3BD51CD00872B96.png" manifest:media-type="image/png"/>
  <manifest:file-entry manifest:full-path="Pictures/10000201000002D4000002849F002BB01A6F969B.png" manifest:media-type="image/png"/>
  <manifest:file-entry manifest:full-path="Pictures/10000201000001DD000002E07FC0D7BE97C52298.png" manifest:media-type="image/png"/>
  <manifest:file-entry manifest:full-path="Pictures/100002010000022A000001E2357591DAA235E2F7.png" manifest:media-type="image/png"/>
  <manifest:file-entry manifest:full-path="Pictures/1000020100000151000000CE0F232B8EEE4F7C50.png" manifest:media-type="image/png"/>
  <manifest:file-entry manifest:full-path="Pictures/10000201000002E5000002B6E3390739FA8FA02D.png" manifest:media-type="image/png"/>
  <manifest:file-entry manifest:full-path="Pictures/100002010000045E000001F6A0820AFED3E55C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cm" table:align="margins" style:writing-mode="lr-tb"/>
    </style:style>
    <style:style style:name="Table32.A" style:family="table-column">
      <style:table-column-properties style:column-width="5.667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3" style:family="table">
      <style:table-properties style:width="17cm" table:align="margins" style:writing-mode="lr-tb"/>
    </style:style>
    <style:style style:name="Table33.A" style:family="table-column">
      <style:table-column-properties style:column-width="5.667cm" style:rel-column-width="2184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4" style:family="table">
      <style:table-properties style:width="17.013cm" fo:margin-left="0cm" table:align="left" style:writing-mode="lr-tb"/>
    </style:style>
    <style:style style:name="Table34.A" style:family="table-column">
      <style:table-column-properties style:column-width="5.666cm"/>
    </style:style>
    <style:style style:name="Table34.B" style:family="table-column">
      <style:table-column-properties style:column-width="8.146cm"/>
    </style:style>
    <style:style style:name="Table34.C" style:family="table-column">
      <style:table-column-properties style:column-width="3.201cm"/>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7"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8"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9" style:family="paragraph" style:parent-style-name="Body">
      <style:paragraph-properties fo:text-align="center" style:justify-single-word="false"/>
      <style:text-properties style:text-underline-style="solid" style:text-underline-width="auto" style:text-underline-color="#00000a" fo:font-weight="bold" officeooo:rsid="005b4ec9" officeooo:paragraph-rsid="005b4ec9" style:font-weight-asian="bold" style:font-weight-complex="bold"/>
    </style:style>
    <style:style style:name="P10" style:family="paragraph" style:parent-style-name="Body">
      <style:paragraph-properties fo:text-align="start" style:justify-single-word="false"/>
      <style:text-properties fo:font-weight="bold" style:font-weight-asian="bold" style:font-weight-complex="bold"/>
    </style:style>
    <style:style style:name="P11"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12"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3"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22"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5" style:family="paragraph" style:parent-style-name="Body">
      <style:paragraph-properties fo:text-align="center" style:justify-single-word="false"/>
      <style:text-properties style:text-underline-style="none" fo:font-weight="normal" style:font-weight-asian="normal" style:font-weight-complex="normal"/>
    </style:style>
    <style:style style:name="P26"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7"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8"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29"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30"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31"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32"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33"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34"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35"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36" style:family="paragraph" style:parent-style-name="Body">
      <style:paragraph-properties fo:text-align="center" style:justify-single-word="false"/>
      <style:text-properties style:text-underline-style="none" fo:font-weight="normal" officeooo:rsid="005effe7" officeooo:paragraph-rsid="004dcc18" style:font-weight-asian="normal" style:font-weight-complex="normal"/>
    </style:style>
    <style:style style:name="P37" style:family="paragraph" style:parent-style-name="Body">
      <style:paragraph-properties fo:text-align="center" style:justify-single-word="false"/>
      <style:text-properties style:text-underline-style="none" fo:font-weight="normal" officeooo:rsid="006f164b" officeooo:paragraph-rsid="006f164b" style:font-weight-asian="normal" style:font-weight-complex="normal"/>
    </style:style>
    <style:style style:name="P38"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39"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40"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41"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6476f3" style:font-weight-asian="bold" style:font-weight-complex="bold"/>
    </style:style>
    <style:style style:name="P42" style:family="paragraph" style:parent-style-name="Body">
      <style:paragraph-properties fo:text-align="center" style:justify-single-word="false"/>
      <style:text-properties fo:language="en" fo:country="US"/>
    </style:style>
    <style:style style:name="P43"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44"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45"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46"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47"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48" style:family="paragraph" style:parent-style-name="Body">
      <style:paragraph-properties fo:text-align="start" style:justify-single-word="false" style:writing-mode="lr-tb"/>
    </style:style>
    <style:style style:name="P49"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50"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51"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52"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53"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54"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55"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56"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57"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58" style:family="paragraph" style:parent-style-name="Table_20_Contents">
      <style:text-properties style:font-name="Helvetica Neue" fo:font-size="10pt" style:font-name-asian="Arial Unicode MS" style:font-size-asian="10pt" style:font-name-complex="Arial Unicode MS" style:font-size-complex="10pt"/>
    </style:style>
    <style:style style:name="P59"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0"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1"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2" style:family="paragraph" style:parent-style-name="Table_20_Contents">
      <style:text-properties style:font-name="Helvetica Neue" fo:font-size="10pt" officeooo:rsid="0056713f" officeooo:paragraph-rsid="0056713f" style:font-name-asian="Arial Unicode MS" style:font-size-asian="10pt" style:font-name-complex="Arial Unicode MS" style:font-size-complex="10pt"/>
    </style:style>
    <style:style style:name="P63" style:family="paragraph" style:parent-style-name="Table_20_Contents">
      <style:text-properties style:font-name="Helvetica Neue" fo:font-size="10pt" officeooo:rsid="00582916" officeooo:paragraph-rsid="00582916" style:font-name-asian="Arial Unicode MS" style:font-size-asian="10pt" style:font-name-complex="Arial Unicode MS" style:font-size-complex="10pt"/>
    </style:style>
    <style:style style:name="P64" style:family="paragraph" style:parent-style-name="Table_20_Contents">
      <style:text-properties style:font-name="Helvetica Neue" fo:font-size="10pt" officeooo:rsid="005db728" officeooo:paragraph-rsid="005db728" style:font-name-asian="Arial Unicode MS" style:font-size-asian="10pt" style:font-name-complex="Arial Unicode MS" style:font-size-complex="10pt"/>
    </style:style>
    <style:style style:name="P65" style:family="paragraph" style:parent-style-name="Table_20_Contents">
      <style:text-properties style:font-name="Helvetica Neue" fo:font-size="10pt" officeooo:rsid="005cbd0a" officeooo:paragraph-rsid="005cbd0a" style:font-name-asian="Arial Unicode MS" style:font-size-asian="10pt" style:font-name-complex="Arial Unicode MS" style:font-size-complex="10pt"/>
    </style:style>
    <style:style style:name="P66" style:family="paragraph" style:parent-style-name="Table_20_Contents">
      <style:text-properties style:font-name="Helvetica Neue" fo:font-size="10pt" fo:font-weight="bold" officeooo:rsid="00606696" officeooo:paragraph-rsid="00606696" style:font-name-asian="Arial Unicode MS" style:font-size-asian="10pt" style:font-weight-asian="bold" style:font-name-complex="Arial Unicode MS" style:font-size-complex="10pt" style:font-weight-complex="bold"/>
    </style:style>
    <style:style style:name="P67" style:family="paragraph" style:parent-style-name="Table_20_Contents">
      <style:text-properties fo:font-variant="normal" fo:text-transform="none" fo:color="#24292e" style:font-name="helvetica neue" fo:font-size="10pt" fo:letter-spacing="normal" fo:font-style="normal" fo:font-weight="normal" style:font-name-asian="Arial Unicode MS" style:font-size-asian="10pt" style:font-name-complex="Arial Unicode MS" style:font-size-complex="10pt"/>
    </style:style>
    <style:style style:name="P68" style:family="paragraph" style:parent-style-name="Table_20_Contents">
      <style:text-properties style:font-name="helvetica neue" fo:font-size="10pt" style:font-name-asian="Arial Unicode MS" style:font-size-asian="10pt" style:font-name-complex="Arial Unicode MS" style:font-size-complex="10pt"/>
    </style:style>
    <style:style style:name="P69" style:family="paragraph" style:parent-style-name="Table_20_Contents">
      <style:text-properties style:font-name="helvetica neue" fo:font-size="10pt" officeooo:rsid="00623441" officeooo:paragraph-rsid="00623441" style:font-name-asian="Arial Unicode MS" style:font-size-asian="10pt" style:font-name-complex="Arial Unicode MS" style:font-size-complex="10pt"/>
    </style:style>
    <style:style style:name="P70" style:family="paragraph" style:parent-style-name="Table_20_Contents">
      <style:text-properties style:font-name="helvetica neue" fo:font-size="10pt" officeooo:rsid="0060ac73" officeooo:paragraph-rsid="0060ac73" style:font-name-asian="Arial Unicode MS" style:font-size-asian="10pt" style:font-name-complex="Arial Unicode MS" style:font-size-complex="10pt"/>
    </style:style>
    <style:style style:name="P71" style:family="paragraph" style:parent-style-name="Table_20_Contents">
      <style:text-properties style:font-name="helvetica neue" fo:font-size="10pt" officeooo:rsid="0063a2bc" officeooo:paragraph-rsid="0063a2bc" style:font-name-asian="Arial Unicode MS" style:font-size-asian="10pt" style:font-name-complex="Arial Unicode MS" style:font-size-complex="10pt"/>
    </style:style>
    <style:style style:name="P72" style:family="paragraph" style:parent-style-name="Table_20_Contents">
      <style:text-properties style:font-name="helvetica neue" fo:font-size="10pt" officeooo:rsid="00606696" officeooo:paragraph-rsid="00606696" style:font-name-asian="Arial Unicode MS" style:font-size-asian="10pt" style:font-name-complex="Arial Unicode MS" style:font-size-complex="10pt"/>
    </style:style>
    <style:style style:name="P73" style:family="paragraph" style:parent-style-name="Table_20_Contents">
      <style:text-properties style:font-name="helvetica neue" fo:font-size="10pt" officeooo:rsid="00667151" officeooo:paragraph-rsid="00667151" style:font-name-asian="Arial Unicode MS" style:font-size-asian="10pt" style:font-name-complex="Arial Unicode MS" style:font-size-complex="10pt"/>
    </style:style>
    <style:style style:name="P74" style:family="paragraph" style:parent-style-name="Table_20_Contents">
      <style:text-properties style:font-name="helvetica neue" fo:font-size="10pt" officeooo:rsid="00667151" officeooo:paragraph-rsid="0069e325" style:font-name-asian="Arial Unicode MS" style:font-size-asian="10pt" style:font-name-complex="Arial Unicode MS" style:font-size-complex="10pt"/>
    </style:style>
    <style:style style:name="P75" style:family="paragraph" style:parent-style-name="Table_20_Contents">
      <style:text-properties style:font-name="helvetica neue" fo:font-size="10pt" officeooo:rsid="0069e325" officeooo:paragraph-rsid="0069e325" style:font-name-asian="Arial Unicode MS" style:font-size-asian="10pt" style:font-name-complex="Arial Unicode MS" style:font-size-complex="10pt"/>
    </style:style>
    <style:style style:name="P76" style:family="paragraph" style:parent-style-name="Body" style:master-page-name="Standard">
      <style:paragraph-properties fo:text-align="start" style:justify-single-word="false" style:page-number="auto" style:writing-mode="lr-tb"/>
    </style:style>
    <style:style style:name="P77"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78" style:family="paragraph" style:parent-style-name="Body">
      <style:paragraph-properties fo:text-align="center" style:justify-single-word="false"/>
      <style:text-properties fo:language="en" fo:country="US" style:text-underline-style="none" fo:font-weight="normal" officeooo:rsid="003fd278" officeooo:paragraph-rsid="00733ac9" style:font-weight-asian="normal" style:font-weight-complex="normal"/>
    </style:style>
    <style:style style:name="P79" style:family="paragraph" style:parent-style-name="Body">
      <style:paragraph-properties fo:text-align="center" style:justify-single-word="false"/>
      <style:text-properties fo:language="en" fo:country="US" style:text-underline-style="none" fo:font-weight="normal" style:font-weight-asian="normal" style:font-weight-complex="normal"/>
    </style:style>
    <style:style style:name="P80"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81" style:family="paragraph" style:parent-style-name="Body">
      <style:paragraph-properties fo:text-align="center" style:justify-single-word="false"/>
      <style:text-properties style:text-underline-style="solid" style:text-underline-width="auto" style:text-underline-color="#00000a" fo:font-weight="bold" officeooo:paragraph-rsid="003b6604" style:font-weight-asian="bold" style:font-weight-complex="bold"/>
    </style:style>
    <style:style style:name="P82"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83" style:family="paragraph" style:parent-style-name="Body">
      <style:paragraph-properties fo:text-align="center" style:justify-single-word="false"/>
      <style:text-properties style:text-underline-style="none" fo:font-weight="normal" officeooo:paragraph-rsid="004935bb" style:font-weight-asian="normal" style:font-weight-complex="normal"/>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abf5b"/>
    </style:style>
    <style:style style:name="T5" style:family="text">
      <style:text-properties officeooo:rsid="003c09d8"/>
    </style:style>
    <style:style style:name="T6" style:family="text">
      <style:text-properties officeooo:rsid="003d1068"/>
    </style:style>
    <style:style style:name="T7" style:family="text">
      <style:text-properties officeooo:rsid="0040e9c8"/>
    </style:style>
    <style:style style:name="T8" style:family="text">
      <style:text-properties officeooo:rsid="0046376c"/>
    </style:style>
    <style:style style:name="T9" style:family="text">
      <style:text-properties officeooo:rsid="004a4cbf"/>
    </style:style>
    <style:style style:name="T10" style:family="text">
      <style:text-properties officeooo:rsid="0050272b"/>
    </style:style>
    <style:style style:name="T11" style:family="text">
      <style:text-properties officeooo:rsid="0052c323"/>
    </style:style>
    <style:style style:name="T12" style:family="text">
      <style:text-properties officeooo:rsid="00548293"/>
    </style:style>
    <style:style style:name="T13" style:family="text">
      <style:text-properties officeooo:rsid="0056713f"/>
    </style:style>
    <style:style style:name="T14" style:family="text">
      <style:text-properties officeooo:rsid="00582916"/>
    </style:style>
    <style:style style:name="T15" style:family="text">
      <style:text-properties officeooo:rsid="005cbd0a"/>
    </style:style>
    <style:style style:name="T16" style:family="text">
      <style:text-properties officeooo:rsid="0060ac73"/>
    </style:style>
    <style:style style:name="T17" style:family="text">
      <style:text-properties officeooo:rsid="0063a2bc"/>
    </style:style>
    <style:style style:name="T18" style:family="text">
      <style:text-properties officeooo:rsid="006476f3"/>
    </style:style>
    <style:style style:name="T19" style:family="text">
      <style:text-properties officeooo:rsid="00733ac9"/>
    </style:style>
    <style:style style:name="T20" style:family="text">
      <style:text-properties officeooo:rsid="004807ee"/>
    </style:style>
    <style:style style:name="T21" style:family="text">
      <style:text-properties officeooo:rsid="004935bb"/>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48"/>
      <text:p text:style-name="P48"/>
      <text:p text:style-name="P48"/>
      <text:p text:style-name="P48"/>
      <text:p text:style-name="P48"/>
      <text:p text:style-name="P48"/>
      <text:p text:style-name="P48"/>
      <text:p text:style-name="P38"/>
      <text:p text:style-name="P38"/>
      <text:p text:style-name="P38"/>
      <text:p text:style-name="P38"/>
      <text:p text:style-name="P38">Evidence Gathering Document for SQA Level 8 Professional Developer Award.</text:p>
      <text:p text:style-name="P5"/>
      <text:p text:style-name="P5"/>
      <text:p text:style-name="P42">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42">Please fill in each point with screenshot or diagram and description. </text:p>
      <text:p text:style-name="P3"/>
      <text:p text:style-name="P3"/>
      <text:p text:style-name="P38">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49">Unit</text:p>
            </table:table-cell>
            <table:table-cell table:style-name="Table1.A1" office:value-type="string">
              <text:p text:style-name="P49">Ref</text:p>
            </table:table-cell>
            <table:table-cell table:style-name="Table1.A1" office:value-type="string">
              <text:p text:style-name="P49">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49">I&amp;T</text:p>
          </table:table-cell>
          <table:table-cell table:style-name="Table1.B2" office:value-type="string">
            <text:p text:style-name="P50">I.T.5</text:p>
          </table:table-cell>
          <table:table-cell table:style-name="Table1.C2" table:number-columns-spanned="2" office:value-type="string">
            <text:p text:style-name="P51">Demonstrate the use of an array in a program. Take screenshots of: </text:p>
            <text:p text:style-name="P54">*An array in a program</text:p>
            <text:p text:style-name="P54">*A function that uses the array</text:p>
            <text:p text:style-name="P54">*The result of the function running</text:p>
          </table:table-cell>
          <table:covered-table-cell/>
        </table:table-row>
      </table:table>
      <text:p text:style-name="P10"/>
      <text:p text:style-name="P5"/>
      <text:p text:style-name="P38">Paste Screenshot here</text:p>
      <text:p text:style-name="P11"/>
      <text:p text:style-name="P5"><draw:frame draw:style-name="fr2" draw:name="Image1" text:anchor-type="char" svg:x="3.364cm" svg:y="0.443cm" svg:width="10.195cm" svg:height="4.833cm" draw:z-index="1"><draw:image xlink:href="Pictures/100002010000024200000112DABF523CA198E864.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6311A59F049880E6.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38"/>
      <text:p text:style-name="P38"/>
      <text:p text:style-name="P38">Description here</text:p>
      <text:p text:style-name="P5"/>
      <text:p text:style-name="P42">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49">Unit</text:p>
            </table:table-cell>
            <table:table-cell table:style-name="Table2.A1" office:value-type="string">
              <text:p text:style-name="P49">Ref</text:p>
            </table:table-cell>
            <table:table-cell table:style-name="Table2.A1" office:value-type="string">
              <text:p text:style-name="P49">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49">I&amp;T</text:p>
          </table:table-cell>
          <table:table-cell table:style-name="Table2.B2" office:value-type="string">
            <text:p text:style-name="P50">I.T.6</text:p>
          </table:table-cell>
          <table:table-cell table:style-name="Table2.C2" table:number-columns-spanned="2" office:value-type="string">
            <text:p text:style-name="P51">Demonstrate the use of a hash in a program. Take screenshots of: </text:p>
            <text:p text:style-name="P54">*A hash in a program</text:p>
            <text:p text:style-name="P54">*A function that uses the hash</text:p>
            <text:p text:style-name="P54">*The result of the function running</text:p>
          </table:table-cell>
          <table:covered-table-cell/>
        </table:table-row>
      </table:table>
      <text:p text:style-name="P10"/>
      <text:p text:style-name="P5"/>
      <text:p text:style-name="P38">Paste Screenshot here</text:p>
      <text:p text:style-name="P5"/>
      <text:p text:style-name="P5"><draw:frame draw:style-name="fr2" draw:name="Image3" text:anchor-type="char" svg:x="4.187cm" svg:y="0.293cm" svg:width="9.772cm" svg:height="8.502cm" draw:z-index="3"><draw:image xlink:href="Pictures/100002010000022A000001E2357591DAA235E2F7.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38">Description here</text:p>
      <text:p text:style-name="P5"/>
      <text:p text:style-name="P42">Creates a hash of string key integer values. Function prints each of those integers + 1.</text:p>
      <text:p text:style-name="P5"/>
      <text:p text:style-name="P5"><text:soft-page-break/></text:p>
      <text:p text:style-name="P5"/>
      <text:p text:style-name="P38">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49">Unit</text:p>
            </table:table-cell>
            <table:table-cell table:style-name="Table3.A1" office:value-type="string">
              <text:p text:style-name="P49">Ref</text:p>
            </table:table-cell>
            <table:table-cell table:style-name="Table3.A1" office:value-type="string">
              <text:p text:style-name="P49">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49">I&amp;T</text:p>
          </table:table-cell>
          <table:table-cell table:style-name="Table3.B2" office:value-type="string">
            <text:p text:style-name="P50">I.T.3</text:p>
          </table:table-cell>
          <table:table-cell table:style-name="Table3.C2" table:number-columns-spanned="2" office:value-type="string">
            <text:p text:style-name="P51">Demonstrate searching data in a program. Take screenshots of: </text:p>
            <text:p text:style-name="P54">*Function that searches data </text:p>
            <text:p text:style-name="P54">*The result of the function running</text:p>
          </table:table-cell>
          <table:covered-table-cell/>
        </table:table-row>
      </table:table>
      <text:p text:style-name="P10"/>
      <text:p text:style-name="P5"/>
      <text:p text:style-name="P38">Paste Screenshot here</text:p>
      <text:p text:style-name="P38"><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38"/>
      <text:p text:style-name="P38"/>
      <text:p text:style-name="P38"/>
      <text:p text:style-name="P38"/>
      <text:p text:style-name="P38"/>
      <text:p text:style-name="P38"/>
      <text:p text:style-name="P38"/>
      <text:p text:style-name="P38"/>
      <text:p text:style-name="P3"/>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5"/>
      <text:p text:style-name="P12">Functi<text:span text:style-name="T8">on</text:span> searches an array for the number 3. Logs a string to the console indicating if three has been found when .find_index does not return nil else returns a string indicating that 3 is not in the array passed.</text:p>
      <text:p text:style-name="P12"/>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49">Unit</text:p>
            </table:table-cell>
            <table:table-cell table:style-name="Table4.A1" office:value-type="string">
              <text:p text:style-name="P49">Ref</text:p>
            </table:table-cell>
            <table:table-cell table:style-name="Table4.A1" office:value-type="string">
              <text:p text:style-name="P49">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49">I&amp;T</text:p>
          </table:table-cell>
          <table:table-cell table:style-name="Table4.B2" office:value-type="string">
            <text:p text:style-name="P50">I.T.4</text:p>
          </table:table-cell>
          <table:table-cell table:style-name="Table4.C2" table:number-columns-spanned="2" office:value-type="string">
            <text:p text:style-name="P51">Demonstrate sorting data in a program. Take screenshots of:</text:p>
            <text:p text:style-name="P54">*Function that sorts data</text:p>
            <text:p text:style-name="P54">*The result of the function running</text:p>
          </table:table-cell>
          <table:covered-table-cell/>
        </table:table-row>
      </table:table>
      <text:p text:style-name="P10"/>
      <text:p text:style-name="P5"/>
      <text:p text:style-name="P38"/>
      <text:p text:style-name="P38"/>
      <text:p text:style-name="P38"><text:soft-page-break/>Paste Screenshot here</text:p>
      <text:p text:style-name="P5"><draw:frame draw:style-name="fr4" draw:name="Image6" text:anchor-type="paragraph" svg:width="11.086cm" svg:height="9.948cm" draw:z-index="6"><draw:image xlink:href="Pictures/10000201000001A300000178DE6A7C71F15772C9.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5"/>
      <text:p text:style-name="P13">Function returns a new array of numbers sorted in ascending order given an array <text:span text:style-name="T3">of numbers is passed</text:span>. The new array is logged to the screen.</text:p>
      <text:p text:style-name="P5"/>
      <text:p text:style-name="P38">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49">Unit</text:p>
            </table:table-cell>
            <table:table-cell table:style-name="Table5.A1" office:value-type="string">
              <text:p text:style-name="P49">Ref</text:p>
            </table:table-cell>
            <table:table-cell table:style-name="Table5.A1" office:value-type="string">
              <text:p text:style-name="P49">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49">A&amp;D</text:p>
          </table:table-cell>
          <table:table-cell table:style-name="Table5.B2" office:value-type="string">
            <text:p text:style-name="P50">A.D.1</text:p>
          </table:table-cell>
          <table:table-cell table:style-name="Table5.C2" table:number-columns-spanned="2" office:value-type="string">
            <text:p text:style-name="P51">A Use Case Diagram</text:p>
          </table:table-cell>
          <table:covered-table-cell/>
        </table:table-row>
      </table:table>
      <text:p text:style-name="P10"/>
      <text:p text:style-name="P5"/>
      <text:p text:style-name="P38">Paste Screenshot here</text:p>
      <text:p text:style-name="P38"><draw:frame draw:style-name="fr3" draw:name="Image7" text:anchor-type="paragraph" svg:x="1.64cm" svg:y="0.138cm" svg:width="13.806cm" svg:height="10.072cm" draw:z-index="7"><draw:image xlink:href="Pictures/10000201000003560000026FBBE950830D2BE86D.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
      <text:p text:style-name="P38"><text:soft-page-break/>Description here</text:p>
      <text:p text:style-name="P14">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49">Unit</text:p>
            </table:table-cell>
            <table:table-cell table:style-name="Table6.A1" office:value-type="string">
              <text:p text:style-name="P49">Ref</text:p>
            </table:table-cell>
            <table:table-cell table:style-name="Table6.A1" office:value-type="string">
              <text:p text:style-name="P49">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49">A&amp;D</text:p>
          </table:table-cell>
          <table:table-cell table:style-name="Table6.B2" office:value-type="string">
            <text:p text:style-name="P50">A.D.2</text:p>
          </table:table-cell>
          <table:table-cell table:style-name="Table6.C2" table:number-columns-spanned="2" office:value-type="string">
            <text:p text:style-name="P51">A Class Diagram</text:p>
          </table:table-cell>
          <table:covered-table-cell/>
        </table:table-row>
      </table:table>
      <text:p text:style-name="P10"/>
      <text:p text:style-name="P5"/>
      <text:p text:style-name="P38">Paste Screenshot here</text:p>
      <text:p text:style-name="P38"/>
      <text:p text:style-name="P38"><draw:frame draw:style-name="fr5" draw:name="Image8" text:anchor-type="paragraph" svg:width="5.821cm" svg:height="6.456cm" draw:z-index="8"><draw:image xlink:href="Pictures/10000201000000DC000000F42B72DD6A8CFBA7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Description here</text:p>
      <text:p text:style-name="P15">The above shows a diagram of a class – private and public methods and properties are indicated with a ‘-’ and ‘+’ respectively. Top half displays properties, bottom half shows methods. Return type is indicated after ‘:’ for each method that returns. </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49">Unit</text:p>
            </table:table-cell>
            <table:table-cell table:style-name="Table7.A1" office:value-type="string">
              <text:p text:style-name="P49">Ref</text:p>
            </table:table-cell>
            <table:table-cell table:style-name="Table7.A1" office:value-type="string">
              <text:p text:style-name="P49">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49">A&amp;D</text:p>
          </table:table-cell>
          <table:table-cell table:style-name="Table7.B2" office:value-type="string">
            <text:p text:style-name="P50">A.D.3</text:p>
          </table:table-cell>
          <table:table-cell table:style-name="Table7.C2" table:number-columns-spanned="2" office:value-type="string">
            <text:p text:style-name="P51">An Object Diagram</text:p>
          </table:table-cell>
          <table:covered-table-cell/>
        </table:table-row>
      </table:table>
      <text:p text:style-name="P10"/>
      <text:p text:style-name="P5"/>
      <text:p text:style-name="P38">Paste Screenshot here</text:p>
      <text:p text:style-name="P5"><draw:frame draw:style-name="fr4" draw:name="Image9" text:anchor-type="paragraph" svg:width="4.815cm" svg:height="2.593cm" draw:z-index="9"><draw:image xlink:href="Pictures/10000201000000B600000062C3EB9B32F887B0D2.png" xlink:type="simple" xlink:show="embed" xlink:actuate="onLoad"/></draw:frame></text:p>
      <text:p text:style-name="P5"/>
      <text:p text:style-name="P5"/>
      <text:p text:style-name="P5"/>
      <text:p text:style-name="P5"/>
      <text:p text:style-name="P5"/>
      <text:p text:style-name="P38">Description here</text:p>
      <text:p text:style-name="P5"/>
      <text:p text:style-name="P16">The above shows an object diagram, indicating the values of its properties and the Class it was in<text:span text:style-name="T10">st</text:span>antiated from.</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49">Unit</text:p>
            </table:table-cell>
            <table:table-cell table:style-name="Table8.A1" office:value-type="string">
              <text:p text:style-name="P49">Ref</text:p>
            </table:table-cell>
            <table:table-cell table:style-name="Table8.A1" office:value-type="string">
              <text:p text:style-name="P49">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49">A&amp;D</text:p>
          </table:table-cell>
          <table:table-cell table:style-name="Table8.B2" office:value-type="string">
            <text:p text:style-name="P50">A.D.4</text:p>
          </table:table-cell>
          <table:table-cell table:style-name="Table8.C2" table:number-columns-spanned="2" office:value-type="string">
            <text:p text:style-name="P53">An Activity Diagram</text:p>
          </table:table-cell>
          <table:covered-table-cell/>
        </table:table-row>
      </table:table>
      <text:p text:style-name="P10"><text:soft-page-break/></text:p>
      <text:p text:style-name="P5"/>
      <text:p text:style-name="P38">Paste Screenshot here</text:p>
      <text:p text:style-name="P38"><draw:frame draw:style-name="fr5" draw:name="Image10" text:anchor-type="paragraph" svg:width="15.822cm" svg:height="10.134cm" draw:z-index="10"><draw:image xlink:href="Pictures/10000201000002560000017FB0785808356EDC0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
      <text:p text:style-name="P38">Description here</text:p>
      <text:p text:style-name="P5"/>
      <text:p text:style-name="P17">Above shows an activity diagram of the process of logging on to a system. Activites are in rectangular boxes, conditionals in diamonds and start and termination points are represented by circles.</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49">Unit</text:p>
            </table:table-cell>
            <table:table-cell table:style-name="Table9.A1" office:value-type="string">
              <text:p text:style-name="P49">Ref</text:p>
            </table:table-cell>
            <table:table-cell table:style-name="Table9.A1" office:value-type="string">
              <text:p text:style-name="P49">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49">A&amp;D</text:p>
          </table:table-cell>
          <table:table-cell table:style-name="Table9.B2" office:value-type="string">
            <text:p text:style-name="P50">A.D.6</text:p>
          </table:table-cell>
          <table:table-cell table:style-name="Table9.C2" table:number-columns-spanned="2" office:value-type="string">
            <text:p text:style-name="P51">Produce an Implementations Constraints plan detailing the following factors:</text:p>
            <text:p text:style-name="P54">*Hardware and software platforms</text:p>
            <text:p text:style-name="P54">*Performance requirements</text:p>
            <text:p text:style-name="P54">*Persistent storage and transactions</text:p>
            <text:p text:style-name="P54">*Usability</text:p>
            <text:p text:style-name="P54">*Budgets</text:p>
            <text:p text:style-name="P54">*Time</text:p>
          </table:table-cell>
          <table:covered-table-cell/>
        </table:table-row>
      </table:table>
      <text:p text:style-name="P10"/>
      <text:p text:style-name="P4"/>
      <text:p text:style-name="P38">Paste Screenshot here</text:p>
      <table:table table:name="Table32" table:style-name="Table32">
        <table:table-column table:style-name="Table32.A" table:number-columns-repeated="3"/>
        <table:table-row>
          <table:table-cell table:style-name="Table32.A1" office:value-type="string">
            <text:p text:style-name="P59">Topic</text:p>
          </table:table-cell>
          <table:table-cell table:style-name="Table32.A1" office:value-type="string">
            <text:p text:style-name="P60">Constraint</text:p>
          </table:table-cell>
          <table:table-cell table:style-name="Table32.C1" office:value-type="string">
            <text:p text:style-name="P59">Solution</text:p>
          </table:table-cell>
        </table:table-row>
        <table:table-row>
          <table:table-cell table:style-name="Table32.A2" office:value-type="string">
            <text:p text:style-name="P57">Hardware and software platforms</text:p>
          </table:table-cell>
          <table:table-cell table:style-name="Table32.A2" office:value-type="string">
            <text:p text:style-name="P59"><text:span text:style-name="T11">Application m</text:span>ust be cross platfor<text:span text:style-name="T11">m</text:span></text:p>
          </table:table-cell>
          <table:table-cell table:style-name="Table32.C2" office:value-type="string">
            <text:p text:style-name="P60">Create web <text:span text:style-name="T14">app </text:span>based solution capable of running in any modern browser</text:p>
          </table:table-cell>
        </table:table-row>
        <table:table-row>
          <table:table-cell table:style-name="Table32.A2" office:value-type="string">
            <text:p text:style-name="P57">Performance requirements</text:p>
          </table:table-cell>
          <table:table-cell table:style-name="Table32.A2" office:value-type="string">
            <text:p text:style-name="P61">App must start within 20s and <text:span text:style-name="T13">all user requests must complete within 2s</text:span></text:p>
          </table:table-cell>
          <table:table-cell table:style-name="Table32.C2" office:value-type="string">
            <text:p text:style-name="P62">Hosting web app on Heroku should give specified performance</text:p>
          </table:table-cell>
        </table:table-row>
        <text:soft-page-break/>
        <table:table-row>
          <table:table-cell table:style-name="Table32.A2" office:value-type="string">
            <text:p text:style-name="P57">Persistent storage and transactions</text:p>
          </table:table-cell>
          <table:table-cell table:style-name="Table32.A2" office:value-type="string">
            <text:p text:style-name="P62">Exercise and workout data must be stored persistently. One workout can have many exercises and each exercise can be associated with many workouts.</text:p>
          </table:table-cell>
          <table:table-cell table:style-name="Table32.C2" office:value-type="string">
            <text:p text:style-name="P62">Persist data via relational datbase (Postgres). Transactions to and from the db should be facilitated by restful routes.</text:p>
          </table:table-cell>
        </table:table-row>
        <table:table-row>
          <table:table-cell table:style-name="Table32.A2" office:value-type="string">
            <text:p text:style-name="P57">Usability</text:p>
          </table:table-cell>
          <table:table-cell table:style-name="Table32.A2" office:value-type="string">
            <text:p text:style-name="P63">A new user can quickly learn how to use the app</text:p>
          </table:table-cell>
          <table:table-cell table:style-name="Table32.C2" office:value-type="string">
            <text:p text:style-name="P63">Implement a help view which is always accessible via the nav bar with a guide on how to use the app</text:p>
          </table:table-cell>
        </table:table-row>
        <table:table-row>
          <table:table-cell table:style-name="Table32.A2" office:value-type="string">
            <text:p text:style-name="P57">Budgets</text:p>
          </table:table-cell>
          <table:table-cell table:style-name="Table32.A2" office:value-type="string">
            <text:p text:style-name="P61">No monetary budget for project</text:p>
          </table:table-cell>
          <table:table-cell table:style-name="Table32.C2" office:value-type="string">
            <text:p text:style-name="P61">Use only free open source tools <text:span text:style-name="T14">and libraries for development</text:span></text:p>
          </table:table-cell>
        </table:table-row>
        <table:table-row>
          <table:table-cell table:style-name="Table32.A2" office:value-type="string">
            <text:p text:style-name="P57">Time</text:p>
          </table:table-cell>
          <table:table-cell table:style-name="Table32.A2" office:value-type="string">
            <text:p text:style-name="P60">Application must be produced in 7 days</text:p>
          </table:table-cell>
          <table:table-cell table:style-name="Table32.C2" office:value-type="string">
            <text:p text:style-name="P60">Tight timescale so <text:span text:style-name="T12">planning must be stringent to only include necessary features in MVP. Use of Trello to prioritize features. Extension features must only be implemented when MVP features are complete.</text:span></text:p>
          </table:table-cell>
        </table:table-row>
      </table:table>
      <text:p text:style-name="P5"/>
      <text:p text:style-name="P5"/>
      <text:p text:style-name="P38">Description here</text:p>
      <text:p text:style-name="P35">The table above details project constraints and how they can be met using technical and management solutions.</text:p>
      <text:p text:style-name="P5"/>
      <text:p text:style-name="P5"/>
      <table:table table:name="Table10" table:style-name="Table10">
        <table:table-column table:style-name="Table10.A"/>
        <table:table-column table:style-name="Table10.B"/>
        <table:table-column table:style-name="Table10.C" table:number-columns-repeated="2"/>
        <table:table-header-rows>
          <table:table-row table:style-name="Table10.1">
            <table:table-cell table:style-name="Table10.A1" office:value-type="string">
              <text:p text:style-name="P49">Unit</text:p>
            </table:table-cell>
            <table:table-cell table:style-name="Table10.A1" office:value-type="string">
              <text:p text:style-name="P49">Ref</text:p>
            </table:table-cell>
            <table:table-cell table:style-name="Table10.A1" office:value-type="string">
              <text:p text:style-name="P49">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49">P</text:p>
          </table:table-cell>
          <table:table-cell table:style-name="Table10.B2" office:value-type="string">
            <text:p text:style-name="P50">P.5</text:p>
          </table:table-cell>
          <table:table-cell table:style-name="Table10.C2" table:number-columns-spanned="2" office:value-type="string">
            <text:p text:style-name="P51">User Site Map</text:p>
          </table:table-cell>
          <table:covered-table-cell/>
        </table:table-row>
      </table:table>
      <text:p text:style-name="P10"/>
      <text:p text:style-name="P5"/>
      <text:p text:style-name="P38">Paste Screenshot here</text:p>
      <text:p text:style-name="P39"/>
      <text:p text:style-name="P38"><draw:frame draw:style-name="fr5" draw:name="Image11" text:anchor-type="paragraph" svg:width="14.631cm" svg:height="16.695cm" draw:z-index="11"><draw:image xlink:href="Pictures/10000000000002290000027770985A41CE4D143A.png" xlink:type="simple" xlink:show="embed" xlink:actuate="onLoad"/></draw:frame><text:soft-page-break/></text:p>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5"/>
      <text:p text:style-name="P18">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49">Unit</text:p>
            </table:table-cell>
            <table:table-cell table:style-name="Table11.A1" office:value-type="string">
              <text:p text:style-name="P49">Ref</text:p>
            </table:table-cell>
            <table:table-cell table:style-name="Table11.A1" office:value-type="string">
              <text:p text:style-name="P49">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49">P</text:p>
          </table:table-cell>
          <table:table-cell table:style-name="Table11.B2" office:value-type="string">
            <text:p text:style-name="P50">P.6</text:p>
          </table:table-cell>
          <table:table-cell table:style-name="Table11.C2" table:number-columns-spanned="2" office:value-type="string">
            <text:p text:style-name="P51">2 Wireframe Diagrams</text:p>
          </table:table-cell>
          <table:covered-table-cell/>
        </table:table-row>
      </table:table>
      <text:p text:style-name="P10"/>
      <text:p text:style-name="P5"/>
      <text:p text:style-name="P5"/>
      <text:p text:style-name="P5"/>
      <text:p text:style-name="P5"/>
      <text:p text:style-name="P5"/>
      <text:p text:style-name="P5"/>
      <text:p text:style-name="P5"/>
      <text:p text:style-name="P5"/>
      <text:p text:style-name="P5"/>
      <text:p text:style-name="P38"/>
      <text:p text:style-name="P38"><text:soft-page-break/>Paste Screenshot here</text:p>
      <text:p text:style-name="P38"/>
      <text:p text:style-name="P38"/>
      <text:p text:style-name="P38"><draw:frame draw:style-name="fr3" draw:name="Image13" text:anchor-type="paragraph" svg:x="2.685cm" svg:y="0.238cm" svg:width="12.688cm" svg:height="10.347cm" draw:z-index="12"><draw:image xlink:href="Pictures/10000201000002E70000025E45F2F98BA9E3E84A.png" xlink:type="simple" xlink:show="embed" xlink:actuate="onLoad"/></draw:frame></text:p>
      <text:p text:style-name="P38"/>
      <text:p text:style-name="P38"/>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3" draw:name="Image12" text:anchor-type="paragraph" svg:x="2.912cm" svg:y="0.064cm" svg:width="12.845cm" svg:height="10.232cm" draw:z-index="13"><draw:image xlink:href="Pictures/10000201000002FF00000263D8A98BDA8A09D140.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Description here</text:p>
      <text:p text:style-name="P19">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49">Unit</text:p>
            </table:table-cell>
            <table:table-cell table:style-name="Table12.A1" office:value-type="string">
              <text:p text:style-name="P49">Ref</text:p>
            </table:table-cell>
            <table:table-cell table:style-name="Table12.A1" office:value-type="string">
              <text:p text:style-name="P49">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49">P</text:p>
          </table:table-cell>
          <table:table-cell table:style-name="Table12.B2" office:value-type="string">
            <text:p text:style-name="P50">P.10</text:p>
          </table:table-cell>
          <table:table-cell table:style-name="Table12.C2" table:number-columns-spanned="2" office:value-type="string">
            <text:p text:style-name="P51">Example of Pseudocode used for a method</text:p>
          </table:table-cell>
          <table:covered-table-cell/>
        </table:table-row>
      </table:table>
      <text:p text:style-name="P10"/>
      <text:p text:style-name="P5"/>
      <text:p text:style-name="P38">Paste Screenshot here</text:p>
      <text:p text:style-name="P5"><draw:frame draw:style-name="fr4" draw:name="Image14" text:anchor-type="paragraph" svg:width="12.065cm" svg:height="4.022cm" draw:z-index="14"><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40">Description here</text:p>
      <text:p text:style-name="P20">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49">Unit</text:p>
            </table:table-cell>
            <table:table-cell table:style-name="Table13.A1" office:value-type="string">
              <text:p text:style-name="P49">Ref</text:p>
            </table:table-cell>
            <table:table-cell table:style-name="Table13.A1" office:value-type="string">
              <text:p text:style-name="P49">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49">P</text:p>
          </table:table-cell>
          <table:table-cell table:style-name="Table13.B2" office:value-type="string">
            <text:p text:style-name="P50">P.13</text:p>
          </table:table-cell>
          <table:table-cell table:style-name="Table13.C2" table:number-columns-spanned="2" office:value-type="string">
            <text:p text:style-name="P52">Show user input being processed according to design requirements. Take a screenshot of:</text:p>
            <text:p text:style-name="P55">* The user inputting something into your program</text:p>
            <text:p text:style-name="P55">* The user input being saved or used in some way</text:p>
          </table:table-cell>
          <table:covered-table-cell/>
        </table:table-row>
      </table:table>
      <text:p text:style-name="P5"><text:soft-page-break/><text:span text:style-name="T1">Paste Screenshot here</text:span></text:p>
      <text:p text:style-name="P38"><draw:frame draw:style-name="fr3" draw:name="Image16" text:anchor-type="paragraph" svg:x="0.37cm" svg:y="0.272cm" svg:width="17cm" svg:height="12.935cm" draw:z-index="16"><draw:image xlink:href="Pictures/10000201000002B20000020D178A50C0D9E031CF.png" xlink:type="simple" xlink:show="embed" xlink:actuate="onLoad"/></draw:frame></text:p>
      <text:p text:style-name="P38"><draw:frame draw:style-name="fr3" draw:name="Image15" text:anchor-type="paragraph" svg:x="0.397cm" svg:y="0.139cm" svg:width="17cm" svg:height="7.572cm" draw:z-index="15"><draw:image xlink:href="Pictures/10000201000002DE00000147947B4B1191F732D1.png" xlink:type="simple" xlink:show="embed" xlink:actuate="onLoad"/></draw:frame></text:p>
      <text:p text:style-name="P38"/>
      <text:p text:style-name="P38">Description here</text:p>
      <text:p text:style-name="P5"/>
      <text:p text:style-name="P5"/>
      <text:p text:style-name="P21">Adding new exercise data to the list of exercises in the climb_track app</text:p>
      <text:p text:style-name="P5"/>
      <table:table table:name="Table14" table:style-name="Table14">
        <table:table-column table:style-name="Table14.A"/>
        <table:table-column table:style-name="Table14.B"/>
        <table:table-column table:style-name="Table14.C" table:number-columns-repeated="2"/>
        <table:table-header-rows>
          <text:soft-page-break/>
          <table:table-row table:style-name="Table14.1">
            <table:table-cell table:style-name="Table14.A1" office:value-type="string">
              <text:p text:style-name="P49">Unit</text:p>
            </table:table-cell>
            <table:table-cell table:style-name="Table14.A1" office:value-type="string">
              <text:p text:style-name="P49">Ref</text:p>
            </table:table-cell>
            <table:table-cell table:style-name="Table14.A1" office:value-type="string">
              <text:p text:style-name="P49">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49">P</text:p>
          </table:table-cell>
          <table:table-cell table:style-name="Table14.B2" office:value-type="string">
            <text:p text:style-name="P50">P.14</text:p>
          </table:table-cell>
          <table:table-cell table:style-name="Table14.C2" table:number-columns-spanned="2" office:value-type="string">
            <text:p text:style-name="P52">Show an interaction with data persistence. Take a screenshot of:</text:p>
            <text:p text:style-name="P55">* Data being inputted into your program</text:p>
            <text:p text:style-name="P55">* Confirmation of the data being saved</text:p>
          </table:table-cell>
          <table:covered-table-cell/>
        </table:table-row>
      </table:table>
      <text:p text:style-name="P5"/>
      <text:p text:style-name="P5"/>
      <text:p text:style-name="P38">Paste Screenshot here</text:p>
      <text:p text:style-name="P38"/>
      <text:p text:style-name="P38"><draw:frame draw:style-name="fr5" draw:name="Image17" text:anchor-type="paragraph" svg:width="17cm" svg:height="13.538cm" draw:z-index="17"><draw:image xlink:href="Pictures/100002010000029C000002141EB6460DEF8787D2.png" xlink:type="simple" xlink:show="embed" xlink:actuate="onLoad"/></draw:frame><draw:frame draw:style-name="fr3" draw:name="Image18" text:anchor-type="paragraph" svg:x="2.006cm" svg:y="13.536cm" svg:width="13.891cm" svg:height="6.615cm" draw:z-index="18"><draw:image xlink:href="Pictures/100000000000020D000000FAEB75290811E88CD3.png" xlink:type="simple" xlink:show="embed" xlink:actuate="onLoad"/></draw:frame></text:p>
      <text:p text:style-name="P38"/>
      <text:p text:style-name="P38"/>
      <text:p text:style-name="P38"/>
      <text:p text:style-name="P38"/>
      <text:p text:style-name="P38"/>
      <text:p text:style-name="P38"/>
      <text:p text:style-name="P5"/>
      <text:p text:style-name="P5"/>
      <text:p text:style-name="P5"/>
      <text:p text:style-name="P5"/>
      <text:p text:style-name="P5"/>
      <text:p text:style-name="P5"/>
      <text:p text:style-name="P5"/>
      <text:p text:style-name="P38"/>
      <text:p text:style-name="P38"/>
      <text:p text:style-name="P38"><text:soft-page-break/>Description here</text:p>
      <text:p text:style-name="P5"/>
      <text:p text:style-name="P22">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49">Unit</text:p>
            </table:table-cell>
            <table:table-cell table:style-name="Table15.A1" office:value-type="string">
              <text:p text:style-name="P49">Ref</text:p>
            </table:table-cell>
            <table:table-cell table:style-name="Table15.A1" office:value-type="string">
              <text:p text:style-name="P49">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49">P</text:p>
          </table:table-cell>
          <table:table-cell table:style-name="Table15.B2" office:value-type="string">
            <text:p text:style-name="P50">P.15</text:p>
          </table:table-cell>
          <table:table-cell table:style-name="Table15.C2" table:number-columns-spanned="2" office:value-type="string">
            <text:p text:style-name="P52">Show the correct output of results and feedback to user. Take a screenshot of:</text:p>
            <text:p text:style-name="P55">* The user requesting information or an action to be performed</text:p>
            <text:p text:style-name="P55">* The user request being processed correctly and demonstrated in the program</text:p>
          </table:table-cell>
          <table:covered-table-cell/>
        </table:table-row>
      </table:table>
      <text:p text:style-name="P5"/>
      <text:p text:style-name="P5"/>
      <text:p text:style-name="P38">Paste Screenshot here</text:p>
      <text:p text:style-name="P38"/>
      <text:p text:style-name="P38"><draw:frame draw:style-name="fr5" draw:name="Image19" text:anchor-type="paragraph" svg:width="17cm" svg:height="8.153cm" draw:z-index="19"><draw:image xlink:href="Pictures/10000201000002B00000014A40EA6EDC33544091.png" xlink:type="simple" xlink:show="embed" xlink:actuate="onLoad"/></draw:frame></text:p>
      <text:p text:style-name="P38"><draw:frame draw:style-name="fr6" draw:name="Image20" text:anchor-type="paragraph" svg:width="17cm" svg:height="7.101cm" draw:z-index="20"><draw:image xlink:href="Pictures/10000201000002AF0000011FCB4C729C90795F29.png" xlink:type="simple" xlink:show="embed" xlink:actuate="onLoad"/></draw:frame></text:p>
      <text:p text:style-name="P38"/>
      <text:p text:style-name="P38"/>
      <text:p text:style-name="P38"/>
      <text:p text:style-name="P38"/>
      <text:p text:style-name="P38"><draw:frame draw:style-name="fr3" draw:name="Image21" text:anchor-type="paragraph" svg:x="0.346cm" svg:y="0.249cm" svg:width="16.695cm" svg:height="5.318cm" draw:z-index="21"><draw:image xlink:href="Pictures/1000020100000277000000C9E78F8584FB09AC17.png" xlink:type="simple" xlink:show="embed" xlink:actuate="onLoad"/></draw:frame><text:soft-page-break/></text:p>
      <text:p text:style-name="P38"/>
      <text:p text:style-name="P5"/>
      <text:p text:style-name="P38">Description here</text:p>
      <text:p text:style-name="P23">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49">Unit</text:p>
            </table:table-cell>
            <table:table-cell table:style-name="Table16.A1" office:value-type="string">
              <text:p text:style-name="P49">Ref</text:p>
            </table:table-cell>
            <table:table-cell table:style-name="Table16.A1" office:value-type="string">
              <text:p text:style-name="P49">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49">P</text:p>
          </table:table-cell>
          <table:table-cell table:style-name="Table16.B2" office:value-type="string">
            <text:p text:style-name="P50">P.18</text:p>
          </table:table-cell>
          <table:table-cell table:style-name="Table16.C2" table:number-columns-spanned="2" office:value-type="string">
            <text:p text:style-name="P51">Demonstrate testing in your program. Take screenshots of:</text:p>
            <text:p text:style-name="P54">* Example of test code</text:p>
            <text:p text:style-name="P54">* The test code failing to pass</text:p>
            <text:p text:style-name="P54">* Example of the test code once errors have been corrected</text:p>
            <text:p text:style-name="P54">* The test code passing</text:p>
          </table:table-cell>
          <table:covered-table-cell/>
        </table:table-row>
      </table:table>
      <text:p text:style-name="P5"/>
      <text:p text:style-name="P5"/>
      <text:p text:style-name="P38">Paste Screenshot here</text:p>
      <text:p text:style-name="P38"/>
      <text:p text:style-name="P43"><draw:frame draw:style-name="fr6" draw:name="Image22" text:anchor-type="paragraph" svg:width="17cm" svg:height="3.542cm" draw:z-index="22"><draw:image xlink:href="Pictures/10000201000002E30000009A19E733C493CF645A.png" xlink:type="simple" xlink:show="embed" xlink:actuate="onLoad"/></draw:frame></text:p>
      <text:p text:style-name="P38"><draw:frame draw:style-name="fr4" draw:name="Image25" text:anchor-type="paragraph" svg:width="6.085cm" svg:height="2.011cm" draw:z-index="25"><draw:image xlink:href="Pictures/10000201000000E60000004C4F39173A445DBCA9.png" xlink:type="simple" xlink:show="embed" xlink:actuate="onLoad"/></draw:frame></text:p>
      <text:p text:style-name="P38"><draw:frame draw:style-name="fr3" draw:name="Image23" text:anchor-type="paragraph" svg:x="0cm" svg:y="1.667cm" svg:width="17cm" svg:height="3.963cm" draw:z-index="23"><draw:image xlink:href="Pictures/1000020100000389000000D37B3BC5F9269EF654.png" xlink:type="simple" xlink:show="embed" xlink:actuate="onLoad"/></draw:frame></text:p>
      <text:p text:style-name="P38"/>
      <text:p text:style-name="P38"/>
      <text:p text:style-name="P38"/>
      <text:p text:style-name="P38"><draw:frame draw:style-name="fr4" draw:name="Image26" text:anchor-type="paragraph" svg:width="5.133cm" svg:height="1.879cm" draw:z-index="26"><draw:image xlink:href="Pictures/10000000000000C2000000478A9B4F5348E79FAC.png" xlink:type="simple" xlink:show="embed" xlink:actuate="onLoad"/></draw:frame><text:soft-page-break/></text:p>
      <text:p text:style-name="P38"/>
      <text:p text:style-name="P38"/>
      <text:p text:style-name="P38"/>
      <text:p text:style-name="P38"/>
      <text:p text:style-name="P38"><draw:frame draw:style-name="fr3" draw:name="Image24" text:anchor-type="paragraph" svg:x="1.182cm" svg:y="0.004cm" svg:width="15.743cm" svg:height="5.662cm" draw:z-index="24"><draw:image xlink:href="Pictures/1000020100000253000000D6837C2898A3C03F26.png" xlink:type="simple" xlink:show="embed" xlink:actuate="onLoad"/></draw:frame></text:p>
      <text:p text:style-name="P38"/>
      <text:p text:style-name="P38"/>
      <text:p text:style-name="P38"/>
      <text:p text:style-name="P38"/>
      <text:p text:style-name="P5"/>
      <text:p text:style-name="P38"/>
      <text:p text:style-name="P38"/>
      <text:p text:style-name="P38"/>
      <text:p text:style-name="P38"/>
      <text:p text:style-name="P38"/>
      <text:p text:style-name="P38"/>
      <text:p text:style-name="P38"/>
      <text:p text:style-name="P38"/>
      <text:p text:style-name="P38">Description here</text:p>
      <text:p text:style-name="P44">Above is shown the unit test for a getter, the broken getter, the test failing to pass when run on the broken (hard coded) getter, the fix (return the value of the property from the getter) and the test code passing after the fix.</text:p>
      <text:p text:style-name="P5"/>
      <text:p text:style-name="P38">Week 7</text:p>
      <text:p text:style-name="P5"/>
      <text:p text:style-name="P82"/>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49">Unit</text:p>
            </table:table-cell>
            <table:table-cell table:style-name="Table17.A1" office:value-type="string">
              <text:p text:style-name="P49">Ref</text:p>
            </table:table-cell>
            <table:table-cell table:style-name="Table17.A1" office:value-type="string">
              <text:p text:style-name="P49">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49">I&amp;T</text:p>
          </table:table-cell>
          <table:table-cell table:style-name="Table17.B2" office:value-type="string">
            <text:p text:style-name="P50">I.T.7</text:p>
          </table:table-cell>
          <table:table-cell table:style-name="Table17.C2" table:number-columns-spanned="2" office:value-type="string">
            <text:p text:style-name="P51">The use of Polymorphism in a program and what it is doing.</text:p>
          </table:table-cell>
          <table:covered-table-cell/>
        </table:table-row>
      </table:table>
      <text:p text:style-name="P5"/>
      <text:p text:style-name="P5"/>
      <text:p text:style-name="P38">Paste Screenshot here</text:p>
      <text:p text:style-name="P38"><draw:frame draw:style-name="fr3" draw:name="Image27" text:anchor-type="paragraph" svg:x="2.402cm" svg:y="0.191cm" svg:width="12.462cm" svg:height="3.995cm" draw:z-index="27"><draw:image xlink:href="Pictures/10000201000001D70000009747F5F1FD5D61D572.png" xlink:type="simple" xlink:show="embed" xlink:actuate="onLoad"/></draw:frame></text:p>
      <text:p text:style-name="P38"/>
      <text:p text:style-name="P38"/>
      <text:p text:style-name="P5"/>
      <text:p text:style-name="P38"/>
      <text:p text:style-name="P38"/>
      <text:p text:style-name="P38"/>
      <text:p text:style-name="P38"/>
      <text:p text:style-name="P38"/>
      <text:p text:style-name="P38"/>
      <text:p text:style-name="P38">Description here</text:p>
      <text:p text:style-name="P24">The above is an example of polymorphism as we are treatin<text:span text:style-name="T4">g</text:span> the Dog and Cat objects as if they were Animal objects as they both inherit from the <text:span text:style-name="T4">A</text:span>nimal class.</text:p>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able:table-row table:style-name="Table18.1">
            <table:table-cell table:style-name="Table18.A1" office:value-type="string">
              <text:p text:style-name="P49">Unit</text:p>
            </table:table-cell>
            <table:table-cell table:style-name="Table18.A1" office:value-type="string">
              <text:p text:style-name="P49">Ref</text:p>
            </table:table-cell>
            <table:table-cell table:style-name="Table18.A1" office:value-type="string">
              <text:p text:style-name="P49">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49">A&amp;D</text:p>
          </table:table-cell>
          <table:table-cell table:style-name="Table18.B2" office:value-type="string">
            <text:p text:style-name="P50">A.D.5</text:p>
          </table:table-cell>
          <table:table-cell table:style-name="Table18.C2" table:number-columns-spanned="2" office:value-type="string">
            <text:p text:style-name="P51">An Inheritance Diagram</text:p>
          </table:table-cell>
          <table:covered-table-cell/>
        </table:table-row>
      </table:table>
      <text:p text:style-name="P5"/>
      <text:p text:style-name="P5"/>
      <text:p text:style-name="P38">Paste Screenshot here</text:p>
      <text:p text:style-name="P38"><draw:frame draw:style-name="fr3" draw:name="Image28" text:anchor-type="paragraph" svg:x="5.008cm" svg:y="0.381cm" svg:width="6.985cm" svg:height="8.625cm" draw:z-index="28"><draw:image xlink:href="Pictures/100002010000010800000146EB1C5A7EDBCAC919.png" xlink:type="simple" xlink:show="embed" xlink:actuate="onLoad"/></draw:frame><text:soft-page-break/></text:p>
      <text:p text:style-name="P38"/>
      <text:p text:style-name="P38"/>
      <text:p text:style-name="P38"/>
      <text:p text:style-name="P38"/>
      <text:p text:style-name="P38"/>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25"/>
      <text:p text:style-name="P26">The above diagram shows the inheritance hierarchy between a super (Person) and sub class (bus driver). The sub class inherits all of the properties and methods of its parent and has its own in addition. </text:p>
      <text:p text:style-name="P81"/>
      <table:table table:name="Table19" table:style-name="Table19">
        <table:table-column table:style-name="Table19.A"/>
        <table:table-column table:style-name="Table19.B"/>
        <table:table-column table:style-name="Table19.C" table:number-columns-repeated="2"/>
        <table:table-header-rows>
          <table:table-row table:style-name="Table19.1">
            <table:table-cell table:style-name="Table19.A1" office:value-type="string">
              <text:p text:style-name="P49">Unit</text:p>
            </table:table-cell>
            <table:table-cell table:style-name="Table19.A1" office:value-type="string">
              <text:p text:style-name="P49">Ref</text:p>
            </table:table-cell>
            <table:table-cell table:style-name="Table19.A1" office:value-type="string">
              <text:p text:style-name="P49">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49">I&amp;T</text:p>
          </table:table-cell>
          <table:table-cell table:style-name="Table19.B2" office:value-type="string">
            <text:p text:style-name="P50">I.T.1</text:p>
          </table:table-cell>
          <table:table-cell table:style-name="Table19.C2" table:number-columns-spanned="2" office:value-type="string">
            <text:p text:style-name="P51">The use of Encapsulation in a program and what it is doing.</text:p>
          </table:table-cell>
          <table:covered-table-cell/>
        </table:table-row>
      </table:table>
      <text:p text:style-name="P5"/>
      <text:p text:style-name="P38"><draw:frame draw:style-name="fr3" draw:name="Image29" text:anchor-type="paragraph" svg:x="3.54cm" svg:y="0.721cm" svg:width="9.922cm" svg:height="11.668cm" draw:z-index="29"><draw:image xlink:href="Pictures/1000020100000177000001B9F516FC89484F998F.png" xlink:type="simple" xlink:show="embed" xlink:actuate="onLoad"/></draw:frame>Paste Screenshot here</text:p>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Description here</text:p>
      <text:p text:style-name="P28">The name and number of legs properties are encapsulated in the Animal class – they are kept private and the only way they are exposed for modification is via the respective se<text:span text:style-name="T6">t</text:span>ter <text:span text:style-name="T6">m</text:span>ethods. This means that we can control how <text:span text:style-name="T5">and if </text:span>they are modified. <text:span text:style-name="T6">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49">Unit</text:p>
            </table:table-cell>
            <table:table-cell table:style-name="Table20.A1" office:value-type="string">
              <text:p text:style-name="P49">Ref</text:p>
            </table:table-cell>
            <table:table-cell table:style-name="Table20.A1" office:value-type="string">
              <text:p text:style-name="P49">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49">I&amp;T</text:p>
          </table:table-cell>
          <table:table-cell table:style-name="Table20.B2" office:value-type="string">
            <text:p text:style-name="P50">I.T.2</text:p>
          </table:table-cell>
          <table:table-cell table:style-name="Table20.C2" table:number-columns-spanned="2" office:value-type="string">
            <text:p text:style-name="P51">Take a screenshot of the use of Inheritance in a program. Take screenshots of: <text:s/></text:p>
            <text:p text:style-name="P54">*A Class</text:p>
            <text:p text:style-name="P54">*A Class that inherits from the previous class</text:p>
            <text:p text:style-name="P54">*An Object in the inherited class</text:p>
            <text:p text:style-name="P54">*A Method that uses the information inherited from another class.</text:p>
          </table:table-cell>
          <table:covered-table-cell/>
        </table:table-row>
      </table:table>
      <text:p text:style-name="P5"/>
      <text:p text:style-name="P38"/>
      <text:p text:style-name="P38">Paste Screenshot here</text:p>
      <text:p text:style-name="P5"><draw:frame draw:style-name="fr3" draw:name="Image30" text:anchor-type="paragraph" svg:x="3.805cm" svg:y="0.148cm" svg:width="9.922cm" svg:height="11.668cm" draw:z-index="30"><draw:image xlink:href="Pictures/1000020100000177000001B9DBDED386D676086A.png" xlink:type="simple" xlink:show="embed" xlink:actuate="onLoad"/></draw:frame></text:p>
      <text:p text:style-name="P5"/>
      <text:p text:style-name="P5"/>
      <text:p text:style-name="P5"/>
      <text:p text:style-name="P5"/>
      <text:p text:style-name="P5"/>
      <text:p text:style-name="P5"/>
      <text:p text:style-name="P5"/>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The class</text:p>
      <text:p text:style-name="P45"/>
      <text:p text:style-name="P45"/>
      <text:p text:style-name="P38"/>
      <text:p text:style-name="P38"/>
      <text:p text:style-name="P38"/>
      <text:p text:style-name="P38"/>
      <text:p text:style-name="P38"><text:soft-page-break/></text:p>
      <text:p text:style-name="P38"/>
      <text:p text:style-name="P46"/>
      <text:p text:style-name="P46"><draw:frame draw:style-name="fr3" draw:name="Image31" text:anchor-type="paragraph" svg:x="4.791cm" svg:y="0.316cm" svg:width="8.916cm" svg:height="5.45cm" draw:z-index="46"><draw:image xlink:href="Pictures/1000020100000151000000CE0F232B8EEE4F7C50.png" xlink:type="simple" xlink:show="embed" xlink:actuate="onLoad"/></draw:frame></text:p>
      <text:p text:style-name="P46"/>
      <text:p text:style-name="P46"/>
      <text:p text:style-name="P46"/>
      <text:p text:style-name="P38"/>
      <text:p text:style-name="P38"/>
      <text:p text:style-name="P38"/>
      <text:p text:style-name="P38"/>
      <text:p text:style-name="P38"/>
      <text:p text:style-name="P38"/>
      <text:p text:style-name="P38"/>
      <text:p text:style-name="P38"/>
      <text:p text:style-name="P38"/>
      <text:p text:style-name="P78">The class that inherits from the previous class</text:p>
      <text:p text:style-name="P38"/>
      <text:p text:style-name="P38"/>
      <text:p text:style-name="P38"><draw:frame draw:style-name="fr3" draw:name="Image32" text:anchor-type="paragraph" svg:x="3.434cm" svg:y="0.032cm" svg:width="12.091cm" svg:height="3.254cm" draw:z-index="31"><draw:image xlink:href="Pictures/10000201000001C90000007BC0D3D516BAD1944A.png" xlink:type="simple" xlink:show="embed" xlink:actuate="onLoad"/></draw:frame></text:p>
      <text:p text:style-name="P38"/>
      <text:p text:style-name="P38"/>
      <text:p text:style-name="P38"/>
      <text:p text:style-name="P38"/>
      <text:p text:style-name="P38"/>
      <text:p text:style-name="P38"/>
      <text:p text:style-name="P38"/>
      <text:p text:style-name="P38">Description here</text:p>
      <text:p text:style-name="P5"/>
      <text:p text:style-name="P2">An Object in the inherited class <text:span text:style-name="T7">(Cat)</text:span></text:p>
      <text:p text:style-name="P56">A Method that uses the information inherited from another class. - we call the getName() method from the Animal class on the Cat object</text:p>
      <text:p text:style-name="P38"/>
      <text:p text:style-name="P38">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49">Unit</text:p>
            </table:table-cell>
            <table:table-cell table:style-name="Table21.A1" office:value-type="string">
              <text:p text:style-name="P49">Ref</text:p>
            </table:table-cell>
            <table:table-cell table:style-name="Table21.A1" office:value-type="string">
              <text:p text:style-name="P49">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49">P</text:p>
          </table:table-cell>
          <table:table-cell table:style-name="Table21.B2" office:value-type="string">
            <text:p text:style-name="P50">P.11</text:p>
          </table:table-cell>
          <table:table-cell table:style-name="Table21.C2" table:number-columns-spanned="2" office:value-type="string">
            <text:p text:style-name="P52">Take a screenshot of one of your projects where you have worked alone and attach the Github link.</text:p>
          </table:table-cell>
          <table:covered-table-cell/>
        </table:table-row>
      </table:table>
      <text:p text:style-name="P5"/>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Paste Screenshot here</text:p>
      <text:p text:style-name="P38"><draw:frame draw:style-name="fr3" draw:name="Image33" text:anchor-type="paragraph" svg:x="0.132cm" svg:y="0.33cm" svg:width="17cm" svg:height="5.754cm" draw:z-index="32"><draw:image xlink:href="Pictures/10000000000002C5000000F0C0AC4064278FF7D3.png" xlink:type="simple" xlink:show="embed" xlink:actuate="onLoad"/></draw:frame></text:p>
      <text:p text:style-name="P47">https://github.com/mikethorpe/climb_track</text:p>
      <text:p text:style-name="P5"/>
      <text:p text:style-name="P38">Description here</text:p>
      <text:p text:style-name="P5"/>
      <text:p text:style-name="P27">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49">Unit</text:p>
            </table:table-cell>
            <table:table-cell table:style-name="Table22.A1" office:value-type="string">
              <text:p text:style-name="P49">Ref</text:p>
            </table:table-cell>
            <table:table-cell table:style-name="Table22.A1" office:value-type="string">
              <text:p text:style-name="P49">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49">P</text:p>
          </table:table-cell>
          <table:table-cell table:style-name="Table22.B2" office:value-type="string">
            <text:p text:style-name="P50">P.12</text:p>
          </table:table-cell>
          <table:table-cell table:style-name="Table22.C2" table:number-columns-spanned="2" office:value-type="string">
            <text:p text:style-name="P52">Take screenshots or photos of your planning and the different stages of development to show changes. </text:p>
          </table:table-cell>
          <table:covered-table-cell/>
        </table:table-row>
      </table:table>
      <text:p text:style-name="P38"/>
      <text:p text:style-name="P38">Paste Screenshot here</text:p>
      <text:p text:style-name="P38"/>
      <text:p text:style-name="P38"><draw:frame draw:style-name="fr3" draw:name="Image46" text:anchor-type="paragraph" svg:x="4.277cm" svg:y="0cm" svg:width="9.557cm" svg:height="14.746cm" draw:z-index="44"><draw:image xlink:href="Pictures/10000201000001DD000002E07FC0D7BE97C5229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36" text:anchor-type="paragraph" svg:x="0.45cm" svg:y="0.182cm" svg:width="17cm" svg:height="9.25cm" draw:z-index="45"><draw:image xlink:href="Pictures/10000201000002B300000178CCCE17210EFA8D46.png" xlink:type="simple" xlink:show="embed" xlink:actuate="onLoad"/></draw:frame><text:soft-page-break/></text:p>
      <text:p text:style-name="P79"/>
      <text:p text:style-name="P38">Description here</text:p>
      <text:p text:style-name="P5"/>
      <text:p text:style-name="P29">Wireframe show<text:span text:style-name="T19">s</text:span> <text:span text:style-name="T19">evidence of planning of </text:span>structure of <text:span text:style-name="T19">past sessions view</text:span> and <text:span text:style-name="T19">is</text:span> demonstrated here in the <text:span text:style-name="T19">image of the implemented past sessions view</text:span>. The result column was updated during development to feature an emoji symbol to indicate <text:span text:style-name="T19">how difficult a workout was</text:span> and a help view was created. <text:span text:style-name="T19">Grouping of workouts into blocks of months was dropped as feature due to time constraints.</text:span></text:p>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49">Unit</text:p>
            </table:table-cell>
            <table:table-cell table:style-name="Table23.A1" office:value-type="string">
              <text:p text:style-name="P49">Ref</text:p>
            </table:table-cell>
            <table:table-cell table:style-name="Table23.A1" office:value-type="string">
              <text:p text:style-name="P49">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49">P</text:p>
          </table:table-cell>
          <table:table-cell table:style-name="Table23.B2" office:value-type="string">
            <text:p text:style-name="P50">P.9</text:p>
          </table:table-cell>
          <table:table-cell table:style-name="Table23.C2" table:number-columns-spanned="2" office:value-type="string">
            <text:p text:style-name="P51">Select two algorithms you have written (NOT the group project). Take a screenshot of each and write a short statement on why you have chosen to use those algorithms.</text:p>
          </table:table-cell>
          <table:covered-table-cell/>
        </table:table-row>
      </table:table>
      <text:p text:style-name="P5"><text:soft-page-break/></text:p>
      <text:p text:style-name="P38"/>
      <text:p text:style-name="P38"/>
      <text:p text:style-name="P38"><draw:frame draw:style-name="fr3" draw:name="Image34" text:anchor-type="paragraph" svg:x="0cm" svg:y="1.355cm" svg:width="17cm" svg:height="10.553cm" draw:z-index="33"><draw:image xlink:href="Pictures/100002010000034C0000020CC32462877ADA9719.png" xlink:type="simple" xlink:show="embed" xlink:actuate="onLoad"/></draw:frame>Paste Screenshot here</text:p>
      <text:p text:style-name="P5"/>
      <text:p text:style-name="P30">Isogram finder:</text:p>
      <text:p text:style-name="P5"/>
      <text:p text:style-name="P31">Pangram finder:</text:p>
      <text:p text:style-name="P6"><draw:frame draw:style-name="fr5" draw:name="Image35" text:anchor-type="paragraph" svg:width="12.726cm" svg:height="7.461cm" draw:z-index="34"><draw:image xlink:href="Pictures/10000201000001E10000011AB5B9BB8C3C14F351.png" xlink:type="simple" xlink:show="embed" xlink:actuate="onLoad"/></draw:frame></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Description here</text:p>
      <text:p text:style-name="P25"/>
      <text:p text:style-name="P83"><text:span text:style-name="T21">The pangram finder identifies if a string is a pangram regardless of case. The isogram finder finds words without a repeating letter regardless of case. I chose these as they are both clear examples of problem solving with logic (i.e. algorithms) written in code.</text:span></text:p>
      <text:p text:style-name="P83"/>
      <text:p text:style-name="P38"><text:soft-page-break/>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49">Unit</text:p>
            </table:table-cell>
            <table:table-cell table:style-name="Table24.A1" office:value-type="string">
              <text:p text:style-name="P49">Ref</text:p>
            </table:table-cell>
            <table:table-cell table:style-name="Table24.A1" office:value-type="string">
              <text:p text:style-name="P49">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49">P</text:p>
          </table:table-cell>
          <table:table-cell table:style-name="Table24.B2" office:value-type="string">
            <text:p text:style-name="P50">P.16</text:p>
          </table:table-cell>
          <table:table-cell table:style-name="Table24.C2" table:number-columns-spanned="2" office:value-type="string">
            <text:p text:style-name="P52">Show an API being used within your program. Take a screenshot of:</text:p>
            <text:p text:style-name="P55">* The code that uses or implements the API</text:p>
            <text:p text:style-name="P55">* The API being used by the program whilst running</text:p>
          </table:table-cell>
          <table:covered-table-cell/>
        </table:table-row>
      </table:table>
      <text:p text:style-name="P5"/>
      <text:p text:style-name="P5"/>
      <text:p text:style-name="P38">Paste Screenshot here</text:p>
      <text:p text:style-name="P5"><draw:frame draw:style-name="fr3" draw:name="Image37" text:anchor-type="paragraph" svg:x="-0.582cm" svg:y="0.021cm" svg:width="17cm" svg:height="11.12cm" draw:z-index="35"><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
      <text:p text:style-name="P38"/>
      <text:p text:style-name="P38"/>
      <text:p text:style-name="P38"/>
      <text:p text:style-name="P38"/>
      <text:p text:style-name="P38"/>
      <text:p text:style-name="P38"/>
      <text:p text:style-name="P38"/>
      <text:p text:style-name="P38"/>
      <text:p text:style-name="P38"><draw:frame draw:style-name="fr3" draw:name="Image38" text:anchor-type="paragraph" svg:x="4.103cm" svg:y="0.079cm" svg:width="8.096cm" svg:height="8.176cm" draw:z-index="36"><draw:image xlink:href="Pictures/100000000000013200000135C3BD51CD00872B9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Description here</text:p>
      <text:p text:style-name="P5"/>
      <text:p text:style-name="P32">The above shows the code that gets the data from the API and rebroadcasts it to a view where it can be rendered. The rendering of the data in the view as the program runs is also shown above.</text:p>
      <text:p text:style-name="P5"/>
      <text:p text:style-name="P7"/>
      <text:p text:style-name="P38">Week 15</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49">Unit</text:p>
            </table:table-cell>
            <table:table-cell table:style-name="Table25.A1" office:value-type="string">
              <text:p text:style-name="P49">Ref</text:p>
            </table:table-cell>
            <table:table-cell table:style-name="Table25.A1" office:value-type="string">
              <text:p text:style-name="P49">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49">P</text:p>
          </table:table-cell>
          <table:table-cell table:style-name="Table25.B2" office:value-type="string">
            <text:p text:style-name="P50">P.1</text:p>
          </table:table-cell>
          <table:table-cell table:style-name="Table25.C2" table:number-columns-spanned="2" office:value-type="string">
            <text:p text:style-name="P51">Take a screenshot of the contributor’s page on Github from your group project to show the team you worked with.</text:p>
          </table:table-cell>
          <table:covered-table-cell/>
        </table:table-row>
      </table:table>
      <text:p text:style-name="P5"/>
      <text:p text:style-name="P5"/>
      <text:p text:style-name="P38">Paste Screenshot here</text:p>
      <text:p text:style-name="P38"/>
      <text:p text:style-name="P38"><draw:frame draw:style-name="fr3" draw:name="Image39" text:anchor-type="paragraph" svg:x="2.99cm" svg:y="0.192cm" svg:width="12.566cm" svg:height="11.769cm" draw:z-index="37"><draw:image xlink:href="Pictures/10000201000002E5000002B6E3390739FA8FA02D.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
      <text:p text:style-name="P5"><text:soft-page-break/></text:p>
      <text:p text:style-name="P38">Description here</text:p>
      <text:p text:style-name="P33">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49">Unit</text:p>
            </table:table-cell>
            <table:table-cell table:style-name="Table26.A1" office:value-type="string">
              <text:p text:style-name="P49">Ref</text:p>
            </table:table-cell>
            <table:table-cell table:style-name="Table26.A1" office:value-type="string">
              <text:p text:style-name="P49">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49">P</text:p>
          </table:table-cell>
          <table:table-cell table:style-name="Table26.B2" office:value-type="string">
            <text:p text:style-name="P50">P.2</text:p>
          </table:table-cell>
          <table:table-cell table:style-name="Table26.C2" table:number-columns-spanned="2" office:value-type="string">
            <text:p text:style-name="P51">Take a screenshot of the project brief from your group project.</text:p>
          </table:table-cell>
          <table:covered-table-cell/>
        </table:table-row>
      </table:table>
      <text:p text:style-name="P5"/>
      <text:p text:style-name="P5"/>
      <text:p text:style-name="P38">Paste Screenshot here</text:p>
      <text:p text:style-name="P5"><draw:frame draw:style-name="fr3" draw:name="Image40" text:anchor-type="paragraph" svg:x="0.159cm" svg:y="0.305cm" svg:width="17cm" svg:height="7.953cm" draw:z-index="38"><draw:image xlink:href="Pictures/1000020100000388000001A7328B0BB70E78AFB7.png" xlink:type="simple" xlink:show="embed" xlink:actuate="onLoad"/></draw:frame></text:p>
      <text:p text:style-name="P38">Description here</text:p>
      <text:p text:style-name="P5"/>
      <text:p text:style-name="P33">JS Team project brief – a list of initial requirements</text:p>
      <text:p text:style-name="P8"/>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49">Unit</text:p>
            </table:table-cell>
            <table:table-cell table:style-name="Table27.A1" office:value-type="string">
              <text:p text:style-name="P49">Ref</text:p>
            </table:table-cell>
            <table:table-cell table:style-name="Table27.A1" office:value-type="string">
              <text:p text:style-name="P49">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49">P</text:p>
          </table:table-cell>
          <table:table-cell table:style-name="Table27.B2" office:value-type="string">
            <text:p text:style-name="P50">P.3</text:p>
          </table:table-cell>
          <table:table-cell table:style-name="Table27.C2" table:number-columns-spanned="2" office:value-type="string">
            <text:p text:style-name="P51">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39"><draw:image xlink:href="Pictures/100002010000045E000001F6A0820AFED3E55C1F.png" xlink:type="simple" xlink:show="embed" xlink:actuate="onLoad"/></draw:frame><text:span text:style-name="T1">Paste Screenshot her</text:span><text:span text:style-name="T2">e</text:span></text:p>
      <text:p text:style-name="P5"><text:soft-page-break/></text:p>
      <text:p text:style-name="P38">Description here</text:p>
      <text:p text:style-name="P34">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49">Unit</text:p>
            </table:table-cell>
            <table:table-cell table:style-name="Table28.A1" office:value-type="string">
              <text:p text:style-name="P49">Ref</text:p>
            </table:table-cell>
            <table:table-cell table:style-name="Table28.A1" office:value-type="string">
              <text:p text:style-name="P49">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49">P</text:p>
          </table:table-cell>
          <table:table-cell table:style-name="Table28.B2" office:value-type="string">
            <text:p text:style-name="P50">P.4</text:p>
          </table:table-cell>
          <table:table-cell table:style-name="Table28.C2" table:number-columns-spanned="2" office:value-type="string">
            <text:p text:style-name="P51">Write an acceptance criteria and test plan.</text:p>
          </table:table-cell>
          <table:covered-table-cell/>
        </table:table-row>
      </table:table>
      <text:p text:style-name="P5"/>
      <text:p text:style-name="P9"/>
      <text:p text:style-name="P38">Paste Screenshot here</text:p>
      <text:p text:style-name="P5"/>
      <table:table table:name="Table33" table:style-name="Table33">
        <table:table-column table:style-name="Table33.A" table:number-columns-repeated="3"/>
        <table:table-row>
          <table:table-cell table:style-name="Table33.A1" office:value-type="string">
            <text:p text:style-name="P65">Acceptance criteria</text:p>
          </table:table-cell>
          <table:table-cell table:style-name="Table33.A1" office:value-type="string">
            <text:p text:style-name="P65">Expected result / output</text:p>
          </table:table-cell>
          <table:table-cell table:style-name="Table33.C1" office:value-type="string">
            <text:p text:style-name="P65">Pass / Fail</text:p>
          </table:table-cell>
        </table:table-row>
        <table:table-row>
          <table:table-cell table:style-name="Table33.A2" office:value-type="string">
            <text:p text:style-name="P65">A user can create a new exercise</text:p>
          </table:table-cell>
          <table:table-cell table:style-name="Table33.A2" office:value-type="string">
            <text:p text:style-name="P65">Given the create new exercise view has been loaded.</text:p>
            <text:p text:style-name="P65">And exercise details have been entered.</text:p>
            <text:p text:style-name="P65">When create exercise is clicked.</text:p>
            <text:p text:style-name="P65">Then the exercise is added to a list of all exercises</text:p>
          </table:table-cell>
          <table:table-cell table:style-name="Table33.C2" office:value-type="string">
            <text:p text:style-name="P58"><text:s/><text:span text:style-name="T15">Pass</text:span></text:p>
          </table:table-cell>
        </table:table-row>
        <table:table-row>
          <table:table-cell table:style-name="Table33.A2" office:value-type="string">
            <text:p text:style-name="P65">A user can change the name of an existing exercise</text:p>
          </table:table-cell>
          <table:table-cell table:style-name="Table33.A2" office:value-type="string">
            <text:p text:style-name="P65">Given the edit page for an existing exercise has been loaded.</text:p>
            <text:p text:style-name="P65">And the new exercise name has been entered</text:p>
            <text:p text:style-name="P65">When update exercise is clicked</text:p>
            <text:p text:style-name="P65">Then the name of the exercise is updated</text:p>
          </table:table-cell>
          <table:table-cell table:style-name="Table33.C2" office:value-type="string">
            <text:p text:style-name="P65">Fail</text:p>
          </table:table-cell>
        </table:table-row>
        <table:table-row>
          <table:table-cell table:style-name="Table33.A2" office:value-type="string">
            <text:p text:style-name="P65">A user can delete an exercise that is not associated with a <text:s/>workout</text:p>
          </table:table-cell>
          <table:table-cell table:style-name="Table33.A2" office:value-type="string">
            <text:p text:style-name="P65">Given the exercises page has been loaded</text:p>
            <text:p text:style-name="P65">And an exercise that is not associated with a workout exists</text:p>
            <text:p text:style-name="P65">When the option to delete the exercise is chosen</text:p>
            <text:p text:style-name="P65">And the option is confirmed</text:p>
            <text:p text:style-name="P65">Then the exercise is deleted</text:p>
          </table:table-cell>
          <table:table-cell table:style-name="Table33.C2" office:value-type="string">
            <text:p text:style-name="P64">Pass</text:p>
          </table:table-cell>
        </table:table-row>
        <table:table-row>
          <table:table-cell table:style-name="Table33.A2" office:value-type="string">
            <text:p text:style-name="P64">A user can view the details of an exercise</text:p>
          </table:table-cell>
          <table:table-cell table:style-name="Table33.A2" office:value-type="string">
            <text:p text:style-name="P64">Given the exercises page has been loaded</text:p>
            <text:p text:style-name="P64">And an exercise exists</text:p>
            <text:p text:style-name="P64">When the option to view the exercise is selected</text:p>
            <text:p text:style-name="P64">The the details of the exercise are displayed</text:p>
          </table:table-cell>
          <table:table-cell table:style-name="Table33.C2" office:value-type="string">
            <text:p text:style-name="P64">Pass</text:p>
          </table:table-cell>
        </table:table-row>
      </table:table>
      <text:p text:style-name="P5"/>
      <text:p text:style-name="P5"/>
      <text:p text:style-name="P38">Description here</text:p>
      <text:p text:style-name="P5"/>
      <text:p text:style-name="P36">Above is an acceptance criteria and test plan. Acceptance criteria – workflows that theh application should satisfy are displayed in the left hand column. The middle column shows the test to be performed to ensure the acceptance criteria are met. The right hand column indicates whether or not the test passed on its last run.</text:p>
      <text:p text:style-name="P36"/>
      <table:table table:name="Table29" table:style-name="Table29">
        <table:table-column table:style-name="Table29.A"/>
        <table:table-column table:style-name="Table29.B"/>
        <table:table-column table:style-name="Table29.C" table:number-columns-repeated="2"/>
        <table:table-header-rows>
          <text:soft-page-break/>
          <table:table-row table:style-name="Table29.1">
            <table:table-cell table:style-name="Table29.A1" office:value-type="string">
              <text:p text:style-name="P49">Unit</text:p>
            </table:table-cell>
            <table:table-cell table:style-name="Table29.A1" office:value-type="string">
              <text:p text:style-name="P49">Ref</text:p>
            </table:table-cell>
            <table:table-cell table:style-name="Table29.A1" office:value-type="string">
              <text:p text:style-name="P49">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49">P</text:p>
          </table:table-cell>
          <table:table-cell table:style-name="Table29.B2" office:value-type="string">
            <text:p text:style-name="P50">P.7</text:p>
          </table:table-cell>
          <table:table-cell table:style-name="Table29.C2" table:number-columns-spanned="2" office:value-type="string">
            <text:p text:style-name="P51">Produce two system interaction diagrams (sequence and/or collaboration diagrams).</text:p>
          </table:table-cell>
          <table:covered-table-cell/>
        </table:table-row>
      </table:table>
      <text:p text:style-name="P5"/>
      <text:p text:style-name="P5"/>
      <text:p text:style-name="P38">Paste Screenshot here</text:p>
      <text:p text:style-name="P5"><draw:frame draw:style-name="fr3" draw:name="Image44" text:anchor-type="paragraph" svg:x="4.397cm" svg:y="0.263cm" svg:width="8.837cm" svg:height="12.541cm" draw:z-index="42"><draw:image xlink:href="Pictures/100002010000014E000001DAB133C92601575034.png" xlink:type="simple" xlink:show="embed" xlink:actuate="onLoad"/></draw:frame></text:p>
      <text:p text:style-name="P5"/>
      <text:p text:style-name="P3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5" draw:name="Image45" text:anchor-type="paragraph" svg:width="8.546cm" svg:height="12.621cm" draw:z-index="43"><draw:image xlink:href="Pictures/1000020100000143000001DDF64742AF7755E67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49">Unit</text:p>
            </table:table-cell>
            <table:table-cell table:style-name="Table30.A1" office:value-type="string">
              <text:p text:style-name="P49">Ref</text:p>
            </table:table-cell>
            <table:table-cell table:style-name="Table30.A1" office:value-type="string">
              <text:p text:style-name="P49">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49">P</text:p>
          </table:table-cell>
          <table:table-cell table:style-name="Table30.B2" office:value-type="string">
            <text:p text:style-name="P50">P.8</text:p>
          </table:table-cell>
          <table:table-cell table:style-name="Table30.C2" table:number-columns-spanned="2" office:value-type="string">
            <text:p text:style-name="P51">Produce two object diagrams.</text:p>
          </table:table-cell>
          <table:covered-table-cell/>
        </table:table-row>
      </table:table>
      <text:p text:style-name="P5"/>
      <text:p text:style-name="P5"/>
      <text:p text:style-name="P38">Paste Screenshot here</text:p>
      <text:p text:style-name="P5"/>
      <text:p text:style-name="P5"><draw:frame draw:style-name="fr6" draw:name="Image42" text:anchor-type="paragraph" svg:width="17cm" svg:height="5.154cm" draw:z-index="40"><draw:image xlink:href="Pictures/1000020100000349000000FF1B90702B1E38AC37.png" xlink:type="simple" xlink:show="embed" xlink:actuate="onLoad"/></draw:frame></text:p>
      <text:p text:style-name="P5"/>
      <text:p text:style-name="P5"><draw:frame draw:style-name="fr6" draw:name="Image43" text:anchor-type="paragraph" svg:width="17cm" svg:height="15.122cm" draw:z-index="41"><draw:image xlink:href="Pictures/10000201000002D4000002849F002BB01A6F969B.png" xlink:type="simple" xlink:show="embed" xlink:actuate="onLoad"/></draw:frame><text:soft-page-break/></text:p>
      <text:p text:style-name="P5"/>
      <text:p text:style-name="P5"/>
      <text:p text:style-name="P38">Description here</text:p>
      <text:p text:style-name="P5"/>
      <text:p text:style-name="P37">The above shows object diagrams for the climb track (ruby project) db objects – all have a 1 to 1 relationship, and the blog.blog.com (java project) db objects – an author can have many articles and each article can be associated with many sections. Each object has been instantiated with values for all properti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31" table:style-name="Table31">
        <table:table-column table:style-name="Table31.A"/>
        <table:table-column table:style-name="Table31.B"/>
        <table:table-column table:style-name="Table31.C" table:number-columns-repeated="2"/>
        <table:table-header-rows>
          <text:soft-page-break/>
          <table:table-row table:style-name="Table31.1">
            <table:table-cell table:style-name="Table31.A1" office:value-type="string">
              <text:p text:style-name="P49">Unit</text:p>
            </table:table-cell>
            <table:table-cell table:style-name="Table31.A1" office:value-type="string">
              <text:p text:style-name="P49">Ref</text:p>
            </table:table-cell>
            <table:table-cell table:style-name="Table31.A1" office:value-type="string">
              <text:p text:style-name="P49">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49">P</text:p>
          </table:table-cell>
          <table:table-cell table:style-name="Table31.B2" office:value-type="string">
            <text:p text:style-name="P50">P.17</text:p>
          </table:table-cell>
          <table:table-cell table:style-name="Table31.C2" table:number-columns-spanned="2" office:value-type="string">
            <text:p text:style-name="P52">Produce a bug tracking report</text:p>
          </table:table-cell>
          <table:covered-table-cell/>
        </table:table-row>
      </table:table>
      <text:p text:style-name="P41"/>
      <text:p text:style-name="P41">Paste Screenshot here</text:p>
      <table:table table:name="Table34" table:style-name="Table34">
        <table:table-column table:style-name="Table34.A"/>
        <table:table-column table:style-name="Table34.B"/>
        <table:table-column table:style-name="Table34.C"/>
        <table:table-row>
          <table:table-cell table:style-name="Table34.A1" office:value-type="string">
            <text:p text:style-name="P66">Bug / Error:</text:p>
          </table:table-cell>
          <table:table-cell table:style-name="Table34.A1" office:value-type="string">
            <text:p text:style-name="P66">Solution:</text:p>
          </table:table-cell>
          <table:table-cell table:style-name="Table34.C1" office:value-type="string">
            <text:p text:style-name="P66">Date:</text:p>
          </table:table-cell>
        </table:table-row>
        <table:table-row>
          <table:table-cell table:style-name="Table34.A2" office:value-type="string">
            <text:p text:style-name="P72">Name of new exercise is not displayed on exercise details or list view</text:p>
          </table:table-cell>
          <table:table-cell table:style-name="Table34.A2" office:value-type="string">
            <text:p text:style-name="P68">‘<text:span text:style-name="T16">name’ param in post request incorrectly referenced as Name in exercise.rb <text:s/>model options. Now referenced correctly.</text:span></text:p>
          </table:table-cell>
          <table:table-cell table:style-name="Table34.C2" office:value-type="string">
            <text:p text:style-name="P71"><text:span text:style-name="T18">30</text:span>/10/2018</text:p>
          </table:table-cell>
        </table:table-row>
        <table:table-row>
          <table:table-cell table:style-name="Table34.A2" office:value-type="string">
            <text:p text:style-name="P68">Foreign key violation <text:span text:style-name="T16">error thrown</text:span> when attempting to delete and exercise that is associated with a workout</text:p>
          </table:table-cell>
          <table:table-cell table:style-name="Table34.A2" office:value-type="string">
            <text:p text:style-name="P70">Modified design and implementation so delete button is not shown for exercises that are associated with a workout(s). No longer possible for user to delete exercise associate with a workout.</text:p>
          </table:table-cell>
          <table:table-cell table:style-name="Table34.C2" office:value-type="string">
            <text:p text:style-name="P71">25/07/2018</text:p>
          </table:table-cell>
        </table:table-row>
        <table:table-row>
          <table:table-cell table:style-name="Table34.A2" office:value-type="string">
            <text:p text:style-name="P67">Trying to add exercise to workout when no exercises exist <text:span text:style-name="T18">throws</text:span> error</text:p>
          </table:table-cell>
          <table:table-cell table:style-name="Table34.A2" office:value-type="string">
            <text:p text:style-name="P69">Exercise id is passed as nil from selector in update_activities.erb when no exercises exist. Added conditional statement in workouts_controller.rb to check exercise id is not nil before adding exercise to workout.</text:p>
          </table:table-cell>
          <table:table-cell table:style-name="Table34.C2" office:value-type="string">
            <text:p text:style-name="P69">26/0<text:span text:style-name="T17">7</text:span>/2018</text:p>
          </table:table-cell>
        </table:table-row>
        <table:table-row>
          <table:table-cell table:style-name="Table34.A2" office:value-type="string">
            <text:p text:style-name="P73">Exercise reps not displayed on list of exercises</text:p>
          </table:table-cell>
          <table:table-cell table:style-name="Table34.A2" office:value-type="string">
            <text:p text:style-name="P73">Reps not referenced from params in show exercises/index.erb table. Reference to exercises.reps in params updated. Fixed</text:p>
          </table:table-cell>
          <table:table-cell table:style-name="Table34.C2" office:value-type="string">
            <text:p text:style-name="P73">10/10/2018</text:p>
          </table:table-cell>
        </table:table-row>
        <table:table-row>
          <table:table-cell table:style-name="Table34.A2" office:value-type="string">
            <text:p text:style-name="P75">Exercise can be created with negative number of sets </text:p>
          </table:table-cell>
          <table:table-cell table:style-name="Table34.A2" office:value-type="string">
            <text:p text:style-name="P75">Min attribute added to number input html tag for sets input in <text:s/>exercises/new.erb</text:p>
          </table:table-cell>
          <table:table-cell table:style-name="Table34.C2" office:value-type="string">
            <text:p text:style-name="P74">10/10/2018</text:p>
          </table:table-cell>
        </table:table-row>
      </table:table>
      <text:p text:style-name="P5"/>
      <text:p text:style-name="P5"/>
      <text:p text:style-name="P38">Description here</text:p>
      <text:p text:style-name="P25"/>
      <text:p text:style-name="P25">Bug tracking report show above demonstrating a description of the bug / error without technical assumption of the cause. Solution indicates the technical solution including design and implementation chang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0T23:40:53.016589883</dc:date>
    <meta:editing-duration>PT9H29M30S</meta:editing-duration>
    <meta:editing-cycles>45</meta:editing-cycles>
    <meta:generator>LibreOffice/5.1.6.2$Linux_X86_64 LibreOffice_project/10m0$Build-2</meta:generator>
    <meta:document-statistic meta:table-count="34" meta:image-count="47" meta:object-count="0" meta:page-count="29" meta:paragraph-count="393" meta:word-count="2318" meta:character-count="13629" meta:non-whitespace-character-count="11680"/>
  </office:meta>
</office:document-meta>
</file>